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4"/>
        <table:table-column table:style-name="co1" table:default-cell-style-name="ce5"/>
        <table:table-column table:style-name="co1" table:number-columns-repeated="3" table:default-cell-style-name="ce4"/>
        <table:table-column table:style-name="co1" table:default-cell-style-name="ce6"/>
        <table:table-column table:style-name="co1" table:default-cell-style-name="ce7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.Robert (Robert)</text:p>
          </table:table-cell>
          <table:table-cell office:value-type="float" office:value="95100" calcext:value-type="float">
            <text:p>95100</text:p>
          </table:table-cell>
          <table:table-cell office:value-type="float" office:value="102451" calcext:value-type="float">
            <text:p>102451</text:p>
          </table:table-cell>
          <table:table-cell table:style-name="ce5" office:value-type="float" office:value="96524" calcext:value-type="float">
            <text:p>96524</text:p>
          </table:table-cell>
          <table:table-cell table:style-name="ce5" office:value-type="string" calcext:value-type="string">
            <text:p>t</text:p>
          </table:table-cell>
          <table:table-cell office:value-type="float" office:value="2232" calcext:value-type="float">
            <text:p>2232</text:p>
          </table:table-cell>
          <table:table-cell/>
          <table:table-cell table:formula="of:=SUM([.D1:.H1])" office:value-type="float" office:value="296307" calcext:value-type="float">
            <text:p>2963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.Borowski </text:p>
          </table:table-cell>
          <table:table-cell table:style-name="ce5" office:value-type="string" calcext:value-type="string">
            <text:p>- </text:p>
          </table:table-cell>
          <table:table-cell office:value-type="float" office:value="96782" calcext:value-type="float">
            <text:p>96782</text:p>
          </table:table-cell>
          <table:table-cell table:style-name="ce5" office:value-type="float" office:value="122821" calcext:value-type="float">
            <text:p>122821</text:p>
          </table:table-cell>
          <table:table-cell office:value-type="float" office:value="92378" calcext:value-type="float">
            <text:p>92378</text:p>
          </table:table-cell>
          <table:table-cell office:value-type="float" office:value="137993" calcext:value-type="float">
            <text:p>137993</text:p>
          </table:table-cell>
          <table:table-cell/>
          <table:table-cell table:formula="of:=SUM([.D2:.H2])" office:value-type="float" office:value="449974" calcext:value-type="float">
            <text:p>4499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.Dempc (BartekD)</text:p>
          </table:table-cell>
          <table:table-cell office:value-type="float" office:value="97150" calcext:value-type="float">
            <text:p>97150</text:p>
          </table:table-cell>
          <table:table-cell office:value-type="float" office:value="102289" calcext:value-type="float">
            <text:p>102289</text:p>
          </table:table-cell>
          <table:table-cell office:value-type="float" office:value="92389" calcext:value-type="float">
            <text:p>92389</text:p>
          </table:table-cell>
          <table:table-cell office:value-type="float" office:value="97432" calcext:value-type="float">
            <text:p>97432</text:p>
          </table:table-cell>
          <table:table-cell office:value-type="float" office:value="92974" calcext:value-type="float">
            <text:p>92974</text:p>
          </table:table-cell>
          <table:table-cell/>
          <table:table-cell table:formula="of:=SUM([.D3:.H3])" office:value-type="float" office:value="482234" calcext:value-type="float">
            <text:p>4822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.mAŁY (Mały)</text:p>
          </table:table-cell>
          <table:table-cell table:style-name="ce5" office:value-type="float" office:value="97851" calcext:value-type="float">
            <text:p>97851</text:p>
          </table:table-cell>
          <table:table-cell table:style-name="ce4" office:value-type="float" office:value="98110" calcext:value-type="float">
            <text:p>98110</text:p>
          </table:table-cell>
          <table:table-cell office:value-type="float" office:value="93421" calcext:value-type="float">
            <text:p>93421</text:p>
          </table:table-cell>
          <table:table-cell office:value-type="float" office:value="96693" calcext:value-type="float">
            <text:p>96693</text:p>
          </table:table-cell>
          <table:table-cell office:value-type="float" office:value="93153" calcext:value-type="float">
            <text:p>93153</text:p>
          </table:table-cell>
          <table:table-cell/>
          <table:table-cell table:formula="of:=SUM([.D4:.H4])" office:value-type="float" office:value="479228" calcext:value-type="float">
            <text:p>47922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.Salem (Salem)</text:p>
          </table:table-cell>
          <table:table-cell office:value-type="float" office:value="97021" calcext:value-type="float">
            <text:p>97021</text:p>
          </table:table-cell>
          <table:table-cell table:style-name="ce4" office:value-type="float" office:value="97528" calcext:value-type="float">
            <text:p>97528</text:p>
          </table:table-cell>
          <table:table-cell office:value-type="float" office:value="95031" calcext:value-type="float">
            <text:p>95031</text:p>
          </table:table-cell>
          <table:table-cell office:value-type="float" office:value="100936" calcext:value-type="float">
            <text:p>100936</text:p>
          </table:table-cell>
          <table:table-cell office:value-type="float" office:value="95931" calcext:value-type="float">
            <text:p>95931</text:p>
          </table:table-cell>
          <table:table-cell/>
          <table:table-cell table:formula="of:=SUM([.D5:.H5])" office:value-type="float" office:value="486447" calcext:value-type="float">
            <text:p>48644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.Jasny (Jasny)</text:p>
          </table:table-cell>
          <table:table-cell office:value-type="float" office:value="99853" calcext:value-type="float">
            <text:p>99853</text:p>
          </table:table-cell>
          <table:table-cell table:style-name="ce4" office:value-type="float" office:value="100336" calcext:value-type="float">
            <text:p>100336</text:p>
          </table:table-cell>
          <table:table-cell office:value-type="float" office:value="97353" calcext:value-type="float">
            <text:p>97353</text:p>
          </table:table-cell>
          <table:table-cell table:style-name="ce5" office:value-type="float" office:value="105017" calcext:value-type="float">
            <text:p>105017</text:p>
          </table:table-cell>
          <table:table-cell table:style-name="ce5" office:value-type="string" calcext:value-type="string">
            <text:p>- </text:p>
          </table:table-cell>
          <table:table-cell/>
          <table:table-cell table:style-name="Default" table:formula="of:=SUM([.D6:.H6])" office:value-type="float" office:value="402559" calcext:value-type="float">
            <text:p>40255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T.Tomek (Tomek)</text:p>
          </table:table-cell>
          <table:table-cell office:value-type="float" office:value="99627" calcext:value-type="float">
            <text:p>99627</text:p>
          </table:table-cell>
          <table:table-cell table:style-name="ce4" office:value-type="float" office:value="99008" calcext:value-type="float">
            <text:p>99008</text:p>
          </table:table-cell>
          <table:table-cell office:value-type="float" office:value="98185" calcext:value-type="float">
            <text:p>98185</text:p>
          </table:table-cell>
          <table:table-cell office:value-type="float" office:value="105812" calcext:value-type="float">
            <text:p>105812</text:p>
          </table:table-cell>
          <table:table-cell office:value-type="float" office:value="98654" calcext:value-type="float">
            <text:p>98654</text:p>
          </table:table-cell>
          <table:table-cell/>
          <table:table-cell table:formula="of:=SUM([.D7:.H7])" office:value-type="float" office:value="501286" calcext:value-type="float">
            <text:p>50128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.Popowicz (Popek P)</text:p>
          </table:table-cell>
          <table:table-cell table:style-name="ce5" office:value-type="float" office:value="105193" calcext:value-type="float">
            <text:p>105193</text:p>
          </table:table-cell>
          <table:table-cell office:value-type="string" calcext:value-type="string">
            <text:p>t</text:p>
          </table:table-cell>
          <table:table-cell table:style-name="ce5" office:value-type="float" office:value="101783" calcext:value-type="float">
            <text:p>101783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- </text:p>
          </table:table-cell>
          <table:table-cell/>
          <table:table-cell table:formula="of:=SUM([.D8:.H8])" office:value-type="float" office:value="206976" calcext:value-type="float">
            <text:p>206976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/>
          <table:table-cell table:style-name="ce2" office:value-type="string" calcext:value-type="string">
            <text:p>BEST TIME</text:p>
          </table:table-cell>
          <table:table-cell table:style-name="ce3"/>
          <table:table-cell table:style-name="ce3" table:formula="of:=MIN([.D1:.D8])" office:value-type="float" office:value="95100" calcext:value-type="float">
            <text:p>95100</text:p>
          </table:table-cell>
          <table:table-cell table:style-name="ce3" table:formula="of:=MIN([.E1:.E8])" office:value-type="float" office:value="96782" calcext:value-type="float">
            <text:p>96782</text:p>
          </table:table-cell>
          <table:table-cell table:style-name="ce3" table:formula="of:=MIN([.F1:.F8])" office:value-type="float" office:value="92389" calcext:value-type="float">
            <text:p>92389</text:p>
          </table:table-cell>
          <table:table-cell table:style-name="ce3" table:formula="of:=MIN([.G1:.G8])" office:value-type="float" office:value="92378" calcext:value-type="float">
            <text:p>92378</text:p>
          </table:table-cell>
          <table:table-cell table:style-name="ce3" table:formula="of:=MIN([.H1:.H8])" office:value-type="float" office:value="2232" calcext:value-type="float">
            <text:p>2232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ce2" office:value-type="string" calcext:value-type="string">
            <text:p>TARYFA TIME</text:p>
          </table:table-cell>
          <table:table-cell table:style-name="ce3"/>
          <table:table-cell table:style-name="ce3" table:formula="of:=1.5*MIN([.D1:.D8])" office:value-type="float" office:value="142650" calcext:value-type="float">
            <text:p>142650</text:p>
          </table:table-cell>
          <table:table-cell table:style-name="ce3" table:formula="of:=1.5*MIN([.E1:.E8])" office:value-type="float" office:value="145173" calcext:value-type="float">
            <text:p>145173</text:p>
          </table:table-cell>
          <table:table-cell table:style-name="ce3" table:formula="of:=1.5*MIN([.F1:.F8])" office:value-type="float" office:value="138583.5" calcext:value-type="float">
            <text:p>138583.5</text:p>
          </table:table-cell>
          <table:table-cell table:style-name="ce3" table:formula="of:=1.5*MIN([.G1:.G8])" office:value-type="float" office:value="138567" calcext:value-type="float">
            <text:p>138567</text:p>
          </table:table-cell>
          <table:table-cell table:style-name="ce3" table:formula="of:=1.5*MIN([.H1:.H8])" office:value-type="float" office:value="3348" calcext:value-type="float">
            <text:p>3348</text:p>
          </table:table-cell>
          <table:table-cell table:style-name="Default" table:number-columns-repeated="2"/>
        </table:table-row>
        <table:table-row table:style-name="ro1" table:number-rows-repeated="5">
          <table:table-cell table:style-name="Default" table:number-columns-repeated="10"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SUM z TARYF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.Robert (Robert)</text:p>
          </table:table-cell>
          <table:table-cell office:value-type="float" office:value="95100" calcext:value-type="float">
            <text:p>95100</text:p>
          </table:table-cell>
          <table:table-cell office:value-type="float" office:value="102451" calcext:value-type="float">
            <text:p>102451</text:p>
          </table:table-cell>
          <table:table-cell table:style-name="ce5" office:value-type="float" office:value="96524" calcext:value-type="float">
            <text:p>96524</text:p>
          </table:table-cell>
          <table:table-cell table:style-name="ce5" table:formula="of:=[.G11]" office:value-type="float" office:value="138567" calcext:value-type="float">
            <text:p>138567</text:p>
          </table:table-cell>
          <table:table-cell office:value-type="float" office:value="2232" calcext:value-type="float">
            <text:p>2232</text:p>
          </table:table-cell>
          <table:table-cell/>
          <table:table-cell table:formula="of:=SUM([.D18:.H18])" office:value-type="float" office:value="434874" calcext:value-type="float">
            <text:p>4348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.Borowski </text:p>
          </table:table-cell>
          <table:table-cell table:style-name="ce5" office:value-type="string" calcext:value-type="string">
            <text:p>- </text:p>
          </table:table-cell>
          <table:table-cell office:value-type="float" office:value="96782" calcext:value-type="float">
            <text:p>96782</text:p>
          </table:table-cell>
          <table:table-cell table:style-name="ce5" office:value-type="float" office:value="122821" calcext:value-type="float">
            <text:p>122821</text:p>
          </table:table-cell>
          <table:table-cell office:value-type="float" office:value="92378" calcext:value-type="float">
            <text:p>92378</text:p>
          </table:table-cell>
          <table:table-cell office:value-type="float" office:value="137993" calcext:value-type="float">
            <text:p>137993</text:p>
          </table:table-cell>
          <table:table-cell/>
          <table:table-cell table:formula="of:=SUM([.D19:.H19])" office:value-type="float" office:value="449974" calcext:value-type="float">
            <text:p>4499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.Dempc (BartekD)</text:p>
          </table:table-cell>
          <table:table-cell office:value-type="float" office:value="97150" calcext:value-type="float">
            <text:p>97150</text:p>
          </table:table-cell>
          <table:table-cell office:value-type="float" office:value="102289" calcext:value-type="float">
            <text:p>102289</text:p>
          </table:table-cell>
          <table:table-cell office:value-type="float" office:value="92389" calcext:value-type="float">
            <text:p>92389</text:p>
          </table:table-cell>
          <table:table-cell office:value-type="float" office:value="97432" calcext:value-type="float">
            <text:p>97432</text:p>
          </table:table-cell>
          <table:table-cell office:value-type="float" office:value="92974" calcext:value-type="float">
            <text:p>92974</text:p>
          </table:table-cell>
          <table:table-cell/>
          <table:table-cell table:formula="of:=SUM([.D20:.H20])" office:value-type="float" office:value="482234" calcext:value-type="float">
            <text:p>4822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.mAŁY (Mały)</text:p>
          </table:table-cell>
          <table:table-cell table:style-name="ce5" office:value-type="float" office:value="97851" calcext:value-type="float">
            <text:p>97851</text:p>
          </table:table-cell>
          <table:table-cell table:style-name="ce4" office:value-type="float" office:value="98110" calcext:value-type="float">
            <text:p>98110</text:p>
          </table:table-cell>
          <table:table-cell office:value-type="float" office:value="93421" calcext:value-type="float">
            <text:p>93421</text:p>
          </table:table-cell>
          <table:table-cell office:value-type="float" office:value="96693" calcext:value-type="float">
            <text:p>96693</text:p>
          </table:table-cell>
          <table:table-cell office:value-type="float" office:value="93153" calcext:value-type="float">
            <text:p>93153</text:p>
          </table:table-cell>
          <table:table-cell/>
          <table:table-cell table:formula="of:=SUM([.D21:.H21])" office:value-type="float" office:value="479228" calcext:value-type="float">
            <text:p>47922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.Salem (Salem)</text:p>
          </table:table-cell>
          <table:table-cell office:value-type="float" office:value="97021" calcext:value-type="float">
            <text:p>97021</text:p>
          </table:table-cell>
          <table:table-cell table:style-name="ce4" office:value-type="float" office:value="97528" calcext:value-type="float">
            <text:p>97528</text:p>
          </table:table-cell>
          <table:table-cell office:value-type="float" office:value="95031" calcext:value-type="float">
            <text:p>95031</text:p>
          </table:table-cell>
          <table:table-cell office:value-type="float" office:value="100936" calcext:value-type="float">
            <text:p>100936</text:p>
          </table:table-cell>
          <table:table-cell office:value-type="float" office:value="95931" calcext:value-type="float">
            <text:p>95931</text:p>
          </table:table-cell>
          <table:table-cell/>
          <table:table-cell table:formula="of:=SUM([.D22:.H22])" office:value-type="float" office:value="486447" calcext:value-type="float">
            <text:p>48644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.Jasny (Jasny)</text:p>
          </table:table-cell>
          <table:table-cell office:value-type="float" office:value="99853" calcext:value-type="float">
            <text:p>99853</text:p>
          </table:table-cell>
          <table:table-cell table:style-name="ce4" office:value-type="float" office:value="100336" calcext:value-type="float">
            <text:p>100336</text:p>
          </table:table-cell>
          <table:table-cell office:value-type="float" office:value="97353" calcext:value-type="float">
            <text:p>97353</text:p>
          </table:table-cell>
          <table:table-cell table:style-name="ce5" office:value-type="float" office:value="105017" calcext:value-type="float">
            <text:p>105017</text:p>
          </table:table-cell>
          <table:table-cell table:style-name="ce5" office:value-type="string" calcext:value-type="string">
            <text:p>- </text:p>
          </table:table-cell>
          <table:table-cell/>
          <table:table-cell table:style-name="Default" table:formula="of:=SUM([.D23:.H23])" office:value-type="float" office:value="402559" calcext:value-type="float">
            <text:p>40255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T.Tomek (Tomek)</text:p>
          </table:table-cell>
          <table:table-cell office:value-type="float" office:value="99627" calcext:value-type="float">
            <text:p>99627</text:p>
          </table:table-cell>
          <table:table-cell table:style-name="ce4" office:value-type="float" office:value="99008" calcext:value-type="float">
            <text:p>99008</text:p>
          </table:table-cell>
          <table:table-cell office:value-type="float" office:value="98185" calcext:value-type="float">
            <text:p>98185</text:p>
          </table:table-cell>
          <table:table-cell office:value-type="float" office:value="105812" calcext:value-type="float">
            <text:p>105812</text:p>
          </table:table-cell>
          <table:table-cell office:value-type="float" office:value="98654" calcext:value-type="float">
            <text:p>98654</text:p>
          </table:table-cell>
          <table:table-cell/>
          <table:table-cell table:formula="of:=SUM([.D24:.H24])" office:value-type="float" office:value="501286" calcext:value-type="float">
            <text:p>50128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.Popowicz (Popek P)</text:p>
          </table:table-cell>
          <table:table-cell table:style-name="ce5" office:value-type="float" office:value="105193" calcext:value-type="float">
            <text:p>105193</text:p>
          </table:table-cell>
          <table:table-cell table:formula="of:=[.E11]" office:value-type="float" office:value="145173" calcext:value-type="float">
            <text:p>145173</text:p>
          </table:table-cell>
          <table:table-cell table:style-name="ce5" office:value-type="float" office:value="101783" calcext:value-type="float">
            <text:p>101783</text:p>
          </table:table-cell>
          <table:table-cell table:style-name="ce5" table:formula="of:=[.G11]" office:value-type="float" office:value="138567" calcext:value-type="float">
            <text:p>138567</text:p>
          </table:table-cell>
          <table:table-cell table:style-name="ce5" office:value-type="string" calcext:value-type="string">
            <text:p>- </text:p>
          </table:table-cell>
          <table:table-cell/>
          <table:table-cell table:formula="of:=SUM([.D25:.H25])" office:value-type="float" office:value="490716" calcext:value-type="float">
            <text:p>4907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4:18:05.602215879</meta:creation-date>
    <dc:date>2018-01-02T14:58:21.050803186</dc:date>
    <meta:editing-duration>PT19M24S</meta:editing-duration>
    <meta:editing-cycles>2</meta:editing-cycles>
    <meta:generator>LibreOffice/5.4.2.2$Linux_X86_64 LibreOffice_project/40m0$Build-2</meta:generator>
    <meta:document-statistic meta:table-count="1" meta:cell-count="155" meta:object-count="0"/>
  </office:meta>
</office:document-meta>
</file>